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6cm" draw:marker-start-width="0.314cm" draw:marker-end="Arrowheads_20_1" draw:marker-end-width="0.314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Symbol" fo:font-size="16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16pt"/>
    </style:style>
    <style:style style:name="P8" style:family="paragraph">
      <style:text-properties fo:font-style="italic"/>
    </style:style>
    <style:style style:name="T1" style:family="text">
      <style:text-properties fo:font-size="16pt"/>
    </style:style>
    <style:style style:name="T2" style:family="text">
      <style:text-properties fo:font-family="Symbol" fo:font-size="16pt"/>
    </style:style>
    <style:style style:name="T3" style:family="text">
      <style:text-properties fo:font-size="12pt" fo:font-style="italic"/>
    </style:style>
    <style:style style:name="T4" style:family="text">
      <style:text-properties style:text-position="-33% 58%" fo:font-size="12pt"/>
    </style:style>
    <style:style style:name="T5" style:family="text">
      <style:text-properties fo:font-size="12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15cm" svg:height="1.124cm" svg:x="2.238cm" svg:y="0.275cm">
          <text:p text:style-name="P1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1.078cm" svg:y1="1.414cm" svg:x2="4.671cm" svg:y2="1.422cm">
          <text:p text:style-name="P5"/>
        </draw:line>
        <draw:custom-shape draw:style-name="gr3" draw:text-style-name="P4" draw:layer="layout" svg:width="1.15cm" svg:height="1.124cm" svg:x="2.238cm" svg:y="1.375cm">
          <text:p text:style-name="P1"><text:span text:style-name="T2">-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0.724cm" svg:height="0.536cm" svg:x="3.48cm" svg:y="1.14cm">
          <text:p text:style-name="P5"/>
          <draw:enhanced-geometry svg:viewBox="0 0 21600 21600" draw:extrusion="true" draw:extrusion-depth="0.127cm 0" draw:extrusion-rotation-angle="0 4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6" draw:layer="layout" svg:width="1.793cm" svg:height="0.826cm" svg:x="0.34cm" svg:y="0.78cm">
          <draw:text-box>
            <text:p text:style-name="P5"><text:span text:style-name="T3">C</text:span><text:span text:style-name="T4">2</text:span><text:span text:style-name="T5"> axis</text:span></text:p>
          </draw:text-box>
        </draw:frame>
        <draw:line draw:style-name="gr6" draw:text-style-name="P3" draw:layer="layout" svg:x1="5.396cm" svg:y1="1.426cm" svg:x2="6.666cm" svg:y2="1.426cm">
          <text:p text:style-name="P5"/>
        </draw:line>
        <draw:custom-shape draw:style-name="gr1" draw:text-style-name="P7" draw:layer="layout" svg:width="1.15cm" svg:height="1.124cm" svg:x="7.392cm" svg:y="1.396cm">
          <text:p text:style-name="P1"><text:span text:style-name="T1">+</text:span></text:p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custom-shape draw:style-name="gr3" draw:text-style-name="P4" draw:layer="layout" svg:width="1.15cm" svg:height="1.124cm" svg:x="7.392cm" svg:y="0.296cm">
          <text:p text:style-name="P1"><text:span text:style-name="T2">-</text:span></text:p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frame draw:style-name="gr5" draw:text-style-name="P6" draw:layer="layout" svg:width="0.938cm" svg:height="0.826cm" svg:x="5.441cm" svg:y="0.58cm">
          <draw:text-box>
            <text:p text:style-name="P5"><text:span text:style-name="T3">C</text:span><text:span text:style-name="T4">2</text:span></text:p>
          </draw:text-box>
        </draw:frame>
        <draw:custom-shape draw:style-name="gr1" draw:text-style-name="P7" draw:layer="layout" svg:width="1.15cm" svg:height="1.124cm" svg:x="2.234cm" svg:y="3.596cm">
          <text:p text:style-name="P1"><text:span text:style-name="T1">+</text:span></text:p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1.121cm" svg:y1="4.214cm" svg:x2="4.714cm" svg:y2="4.222cm">
          <text:p text:style-name="P5"/>
        </draw:line>
        <draw:custom-shape draw:style-name="gr4" draw:text-style-name="P3" draw:layer="layout" svg:width="0.724cm" svg:height="0.536cm" svg:x="3.523cm" svg:y="3.94cm">
          <text:p text:style-name="P5"/>
          <draw:enhanced-geometry svg:viewBox="0 0 21600 21600" draw:extrusion="true" draw:extrusion-depth="0.127cm 0" draw:extrusion-rotation-angle="0 4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6" draw:layer="layout" svg:width="1.793cm" svg:height="0.826cm" svg:x="0.383cm" svg:y="3.58cm">
          <draw:text-box>
            <text:p text:style-name="P5"><text:span text:style-name="T3">C</text:span><text:span text:style-name="T4">2</text:span><text:span text:style-name="T5"> axis</text:span></text:p>
          </draw:text-box>
        </draw:frame>
        <draw:line draw:style-name="gr6" draw:text-style-name="P3" draw:layer="layout" svg:x1="5.396cm" svg:y1="4.226cm" svg:x2="6.666cm" svg:y2="4.226cm">
          <text:p text:style-name="P5"/>
        </draw:line>
        <draw:custom-shape draw:style-name="gr1" draw:text-style-name="P7" draw:layer="layout" svg:width="1.15cm" svg:height="1.124cm" svg:x="7.392cm" svg:y="3.654cm">
          <text:p text:style-name="P1"><text:span text:style-name="T1">+</text:span></text:p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frame draw:style-name="gr5" draw:text-style-name="P6" draw:layer="layout" svg:width="0.938cm" svg:height="0.826cm" svg:x="5.441cm" svg:y="3.38cm">
          <draw:text-box>
            <text:p text:style-name="P5"><text:span text:style-name="T3">C</text:span><text:span text:style-name="T4">2</text:span></text:p>
          </draw:text-box>
        </draw:frame>
        <draw:frame draw:style-name="gr5" draw:text-style-name="P8" draw:layer="layout" svg:width="0.82cm" svg:height="0.962cm" svg:x="2.37cm" svg:y="4.59cm">
          <draw:text-box>
            <text:p text:style-name="P5"><text:span text:style-name="T6">s</text:span></text:p>
          </draw:text-box>
        </draw:frame>
        <draw:frame draw:style-name="gr5" draw:text-style-name="P8" draw:layer="layout" svg:width="0.853cm" svg:height="0.962cm" svg:x="2.37cm" svg:y="2.39cm">
          <draw:text-box>
            <text:p text:style-name="P5"><text:span text:style-name="T6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84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09T12:26:58</dc:date>
    <dc:language>en-US</dc:language>
    <meta:editing-cycles>86</meta:editing-cycles>
    <meta:editing-duration>PT6H2M31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